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01cm" fo:margin-right="0cm" fo:text-indent="-0.635cm" style:auto-text-indent="false"/>
    </style:style>
    <style:style style:name="P2" style:family="paragraph" style:parent-style-name="Standard" style:master-page-name="Standard">
      <style:paragraph-properties style:page-number="auto"/>
    </style:style>
    <style:style style:name="P3" style:family="paragraph" style:parent-style-name="Standard" style:list-style-name="WW8Num1"/>
    <style:style style:name="P4" style:family="paragraph" style:parent-style-name="Standard" style:list-style-name="WW8Num2"/>
    <style:style style:name="P5" style:family="paragraph" style:parent-style-name="Standard" style:list-style-name="WW8Num3"/>
    <style:style style:name="P6" style:family="paragraph" style:parent-style-name="Standard" style:list-style-name="WW8Num4"/>
    <style:style style:name="P7" style:family="paragraph" style:parent-style-name="Standard" style:list-style-name="WW8Num5"/>
    <style:style style:name="P8" style:family="paragraph" style:parent-style-name="Standard">
      <style:paragraph-properties fo:margin-left="2.501cm" fo:margin-right="0cm" fo:text-indent="-0.635cm" style:auto-text-indent="false"/>
    </style:style>
    <style:style style:name="P9" style:family="paragraph" style:parent-style-name="Standard" style:list-style-name="WW8Num3">
      <style:paragraph-properties fo:margin-left="2.501cm" fo:margin-right="0cm" fo:text-indent="-0.635cm" style:auto-text-indent="false"/>
    </style:style>
    <style:style style:name="P10" style:family="paragraph" style:parent-style-name="Standard" style:list-style-name="WW8Num4">
      <style:paragraph-properties fo:margin-left="2.501cm" fo:margin-right="0cm" fo:text-indent="-0.635cm" style:auto-text-indent="false"/>
    </style:style>
    <style:style style:name="P11" style:family="paragraph" style:parent-style-name="Standard" style:list-style-name="WW8Num3">
      <style:paragraph-properties fo:margin-left="1.251cm" fo:margin-right="0cm" fo:text-indent="-0.635cm" style:auto-text-indent="false"/>
    </style:style>
    <style:style style:name="P12" style:family="paragraph" style:parent-style-name="Standard" style:list-style-name="WW8Num4">
      <style:paragraph-properties fo:margin-left="3.752cm" fo:margin-right="0cm" fo:text-indent="-0.635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list-style-name="WW8Num4">
      <style:paragraph-properties fo:margin-left="0cm" fo:margin-right="0cm" fo:text-indent="0cm" style:auto-text-inden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Cross-Site Scripting?</text:p>
      <text:list xml:id="list7938521793574503518" text:style-name="WW8Num1">
        <text:list-item>
          <text:p text:style-name="P3">An injection attack that allows a attacker to execute scripts within a victims browser.</text:p>
        </text:list-item>
        <text:list-item>
          <text:p text:style-name="P3">Where as a sql injection attack executed code on the server, with XSS, scripts are executed in the victims browser allowing an attacker to hijack sessions and try to fool the victim into entering some sensitive details.</text:p>
        </text:list-item>
        <text:list-item>
          <text:p text:style-name="P3">By injecting code that is run by the victims browser, the attacker could hijack a users session.</text:p>
        </text:list-item>
      </text:list>
      <text:p text:style-name="Standard"/>
      <text:p text:style-name="Standard">How can this happen?</text:p>
      <text:list xml:id="list3206557015745923851" text:style-name="WW8Num2">
        <text:list-item>
          <text:p text:style-name="P4">It happens when data enters a web app through an untrusted source such as input fields / a web request.</text:p>
        </text:list-item>
        <text:list-item>
          <text:p text:style-name="P4">The data is then used in some dynamic content (a dynamically generated page) &amp; sent to a web user without being validated for malicious code.</text:p>
        </text:list-item>
        <text:list-item>
          <text:p text:style-name="P4">You can hijack a users session, redirect the user to a malicious web site, fool users into entering sensitive data etc.</text:p>
        </text:list-item>
      </text:list>
      <text:p text:style-name="Standard"/>
      <text:p text:style-name="Standard">What are some types of XSS exploits?<text:tab/></text:p>
      <text:list xml:id="list450312328249954029" text:style-name="WW8Num3">
        <text:list-item>
          <text:p text:style-name="P5">Reflected XSS</text:p>
        </text:list-item>
        <text:list-item>
          <text:p text:style-name="P9">This is where dynamic content includes untrusted data.</text:p>
        </text:list-item>
        <text:list-item>
          <text:p text:style-name="P9">e.g. a search results page that displays the user entered search term as part of the results page.</text:p>
        </text:list-item>
        <text:list-item>
          <text:p text:style-name="P9">If a malicious script is entered as a search term, it will be executed in the browser when the result page is rendered.</text:p>
        </text:list-item>
        <text:list-item>
          <text:p text:style-name="P11">Stored XSS</text:p>
        </text:list-item>
        <text:list-item>
          <text:p text:style-name="P9">This is where a malicious script is stored in a field in a database &amp; executed in the victims browser every time the field is requested.</text:p>
        </text:list-item>
        <text:list-item>
          <text:p text:style-name="P9">e.g. a post on a forum or a comment on a blog.</text:p>
        </text:list-item>
        <text:list-item>
          <text:p text:style-name="P11">Phishing</text:p>
        </text:list-item>
        <text:list-item>
          <text:p text:style-name="P9">This is something made possible through the use of XSS exploits.</text:p>
        </text:list-item>
        <text:list-item>
          <text:p text:style-name="P9">An attacker creates a malicious url that injects a script which asks the user for their username and password.</text:p>
        </text:list-item>
        <text:list-item>
          <text:p text:style-name="P9">When the user clicks the url they are taken to the trusted site but the malicious script will run.</text:p>
        </text:list-item>
        <text:list-item>
          <text:p text:style-name="P9">If the user enters their details these will be sent to the attacker.</text:p>
        </text:list-item>
        <text:list-item>
          <text:p text:style-name="P11">DOM Based:</text:p>
        </text:list-item>
        <text:list-item>
          <text:p text:style-name="P9">Happens in client side scripts that are preparing the DOM – so some javascript run to setup the web page.</text:p>
        </text:list-item>
        <text:list-item>
          <text:p text:style-name="P9">I don't get this.</text:p>
        </text:list-item>
      </text:list>
      <text:p text:style-name="Standard"/>
      <text:p text:style-name="Standard">Demos:</text:p>
      <text:list xml:id="list4173665730075955146" text:style-name="WW8Num4">
        <text:list-item>
          <text:p text:style-name="P6">Lesson 5 – example of a reflected XSS attack</text:p>
        </text:list-item>
        <text:list-item>
          <text:p text:style-name="P10">We need to create a url that we could send to another staff member that when clicked, would use reflected XSS to inject a malicious script into the resulting HTML page.</text:p>
        </text:list-item>
        <text:list-item>
          <text:p text:style-name="P10">We can add a script to the search box.</text:p>
        </text:list-item>
        <text:list-item>
          <text:p text:style-name="P10">When the dynamic search results page is rendered, it will include this script.</text:p>
        </text:list-item>
        <text:list-item>
          <text:p text:style-name="P10">Script: “&gt;&lt;script&gt;alert(document.cookie)&lt;/script&gt;</text:p>
        </text:list-item>
        <text:list-item>
          <text:p text:style-name="P10">But we want this in a url... what can we do?</text:p>
        </text:list-item>
        <text:list-item>
          <text:p text:style-name="P10">Search_name is the name of the input box and the action is called FindProfile – could just use fiddler.</text:p>
        </text:list-item>
        <text:list-item>
          <text:p text:style-name="P10">http://localhost/WebGoat/attack?<text:soft-page-break/>Screen=20&amp;menu=900&amp;search_name=&lt;script&gt;&lt;/script&gt;&amp;action=FindProfile</text:p>
        </text:list-item>
        <text:list-item>
          <text:p text:style-name="P10">What is actually happening?</text:p>
        </text:list-item>
        <text:list-item>
          <text:p text:style-name="P12">Script goes to server as search term part of query string.</text:p>
        </text:list-item>
        <text:list-item>
          <text:p text:style-name="P12">Server creates a search results page and injects the contents of the search term into the page (which includes the malicious script).</text:p>
        </text:list-item>
        <text:list-item>
          <text:p text:style-name="P12">Server returns the page to the browser which then executes the script.</text:p>
        </text:list-item>
        <text:list-item>
          <text:p text:style-name="P10">How can we protect against this?</text:p>
        </text:list-item>
        <text:list-item>
          <text:p text:style-name="P12">HTML encode any untrusted data that is to be injected into a dynamic page.</text:p>
        </text:list-item>
        <text:list-item>
          <text:p text:style-name="P12">Should it get that far? <text:s/>No. <text:s/>Validate the inputs on the client and server for acceptable values.</text:p>
        </text:list-item>
      </text:list>
      <text:p text:style-name="Standard"/>
      <text:list xml:id="list27533264" text:continue-numbering="true" text:style-name="WW8Num4">
        <text:list-item>
          <text:p text:style-name="P6">Reflected XSS attack – another example:</text:p>
        </text:list-item>
        <text:list-item>
          <text:p text:style-name="P10">If you don't enter a 3 digit code, it renders an error page including the contents of the code box.</text:p>
        </text:list-item>
        <text:list-item>
          <text:p text:style-name="P10">Enter some malicious script in there and it will run when we click purchase.</text:p>
        </text:list-item>
        <text:list-item>
          <text:p text:style-name="P10">Same as before, different context.</text:p>
        </text:list-item>
      </text:list>
      <text:p text:style-name="Standard"/>
      <text:list xml:id="list27531940" text:continue-numbering="true" text:style-name="WW8Num4">
        <text:list-item>
          <text:p text:style-name="P6">Lesson 2 – Example of a stored XSS attack:</text:p>
        </text:list-item>
        <text:list-item>
          <text:p text:style-name="P10">We're going to need to enter a malicious script that is stored in the database.</text:p>
        </text:list-item>
        <text:list-item>
          <text:p text:style-name="P10">When another user requests the infected data, the malicious script will be run.</text:p>
        </text:list-item>
        <text:list-item>
          <text:p text:style-name="P12">Login as Tom (tom)</text:p>
        </text:list-item>
        <text:list-item>
          <text:p text:style-name="P12">Go to view profile, edit profile.</text:p>
        </text:list-item>
        <text:list-item>
          <text:p text:style-name="P12">Enter something in the address field (“&gt;&lt;script&gt;alert(“blah”)&lt;/script&gt;)</text:p>
        </text:list-item>
        <text:list-item>
          <text:p text:style-name="P12">Logout and login as Jerry, look at Toms profile and verify it works.</text:p>
        </text:list-item>
        <text:list-item>
          <text:p text:style-name="P10">Script: “&gt;&lt;script&gt;alert(document.cookie)&lt;/script&gt;</text:p>
        </text:list-item>
        <text:list-item>
          <text:p text:style-name="P10">What is happening here?</text:p>
        </text:list-item>
        <text:list-item>
          <text:p text:style-name="P12">We've passed a malicious script to the server in the address field of the data that is part of the HTTP request.</text:p>
        </text:list-item>
        <text:list-item>
          <text:p text:style-name="P12">The server is receiving that data and storing it into its database.</text:p>
        </text:list-item>
        <text:list-item>
          <text:p text:style-name="P12">When the data is requested again the server creates a page to display the results and our malicious script is included in the page.</text:p>
        </text:list-item>
        <text:list-item>
          <text:p text:style-name="P12">The page is returned to us and our browser executes the script.</text:p>
        </text:list-item>
        <text:list-item>
          <text:p text:style-name="P10">This is bad because in this example, you could potentially hijack the users session to do something like edit pay for an employee.</text:p>
        </text:list-item>
        <text:list-item>
          <text:p text:style-name="P10">How can we protect against this?</text:p>
        </text:list-item>
        <text:list-item>
          <text:p text:style-name="P12">Input validation – validate the input on client and server (a la SQL injection)</text:p>
        </text:list-item>
        <text:list-item>
          <text:p text:style-name="P12">HTML encode any untrusted data – don't just add whatevers in the database into a dynamic page, encode it first.</text:p>
        </text:list-item>
        <text:list-item>
          <text:p text:style-name="P12">Should you escape the data before you put it in the database?</text:p>
        </text:list-item>
        <text:list-item>
          <text:p text:style-name="P12">SQL injection stuff?</text:p>
          <text:p text:style-name="P14"/>
        </text:list-item>
        <text:list-item>
          <text:p text:style-name="P6">XSS attack revisited – Example of how validation isn't enough:</text:p>
        </text:list-item>
        <text:list-item>
          <text:p text:style-name="P10">The fix suggested in example 1 is to add validation around the address field.</text:p>
        </text:list-item>
        <text:list-item>
          <text:p text:style-name="P10">However, if there is already malicious code stored in the database then the validation won't stop it from being included in the vulnerable page.</text:p>
        </text:list-item>
        <text:list-item>
          <text:p text:style-name="P10">How can we stop this?</text:p>
        </text:list-item>
        <text:list-item>
          <text:p text:style-name="P10">Encode any data that you add to a page that has come from an untrusted source.</text:p>
        </text:list-item>
      </text:list>
      <text:p text:style-name="Standard"/>
      <text:list xml:id="list27549843" text:continue-numbering="true" text:style-name="WW8Num4">
        <text:list-item>
          <text:p text:style-name="P6">Stored XSS attack – another example:</text:p>
        </text:list-item>
        <text:list-item>
          <text:p text:style-name="P10">This time it's like a forum message entry.</text:p>
        </text:list-item>
        <text:list-item>
          <text:p text:style-name="P10"><text:soft-page-break/>Can add anything that when viewed later will be executed.</text:p>
        </text:list-item>
        <text:list-item>
          <text:p text:style-name="P10">Same as before, different context.</text:p>
        </text:list-item>
        <text:list-item>
          <text:p text:style-name="P10">&lt;img src=”<text:a xlink:type="simple" xlink:href="http://localhost/WebGoat...?param=blah">http://localhost/WebGoat...?param=blah</text:a>&amp;param=blah” height=”1” width=”1”&gt;</text:p>
        </text:list-item>
      </text:list>
      <text:p text:style-name="P1"/>
      <text:list xml:id="list27544184" text:continue-numbering="true" text:style-name="WW8Num4">
        <text:list-item>
          <text:p text:style-name="P6">Phishing – example of how a phishing exploit could work:</text:p>
        </text:list-item>
        <text:list-item>
          <text:p text:style-name="P10">The search term is exploitable so we can add some malicious code here that asks a user to input their username and password and then sends it to the address provided.</text:p>
        </text:list-item>
        <text:list-item>
          <text:p text:style-name="P10">What will we need in terms of the script? <text:s/>Inputs, some javascript etc.</text:p>
        </text:list-item>
        <text:list-item>
          <text:p text:style-name="P10">User my saved script, enter and execute.</text:p>
        </text:list-item>
        <text:list-item>
          <text:p text:style-name="P10">Input username and password, click login.</text:p>
        </text:list-item>
        <text:list-item>
          <text:p text:style-name="P10">What is this type of XSS?</text:p>
        </text:list-item>
        <text:list-item>
          <text:p text:style-name="P12">Reflected XSS</text:p>
        </text:list-item>
        <text:list-item>
          <text:p text:style-name="P10">How could you protect against this?</text:p>
        </text:list-item>
        <text:list-item>
          <text:p text:style-name="P12">Same as reflected XSS attacks.</text:p>
        </text:list-item>
      </text:list>
      <text:p text:style-name="P13"/>
      <text:list xml:id="list27524333" text:continue-numbering="true" text:style-name="WW8Num4">
        <text:list-item>
          <text:p text:style-name="P6">Cross Site Request Forgery:</text:p>
        </text:list-item>
        <text:list-item>
          <text:p text:style-name="P10">We need to enter a malicious script that will take advantage of the fact that a victim will be in a session when our script is run.</text:p>
        </text:list-item>
        <text:list-item>
          <text:p text:style-name="P10">The task is to request a fund transfer by adding a message with a hidden image in it where the source is a malicious url.</text:p>
        </text:list-item>
        <text:list-item>
          <text:p text:style-name="P10">&lt;img src=”&amp;fundsTransfer=400” width=”1” height=”1”/&gt;</text:p>
        </text:list-item>
        <text:list-item>
          <text:p text:style-name="P10">This is supposed to prompt the user to confirm...</text:p>
        </text:list-item>
      </text:list>
      <text:p text:style-name="P13"/>
      <text:list xml:id="list27552661" text:continue-numbering="true" text:style-name="WW8Num4">
        <text:list-item>
          <text:p text:style-name="P6">Cross Site Prompt by-pass:</text:p>
        </text:list-item>
        <text:list-item>
          <text:p text:style-name="P10">Now we need to update the script to get rid of the prompt.</text:p>
        </text:list-item>
        <text:list-item>
          <text:p text:style-name="P10">We're told that transferFunds=CONFIRM will do that.</text:p>
        </text:list-item>
        <text:list-item>
          <text:p text:style-name="P10">&lt;img src=”&amp;fundsTransfer=400&amp;transferFunds=CONFRIM” width=”1” height=”1”/&gt;</text:p>
        </text:list-item>
        <text:list-item>
          <text:p text:style-name="P10">This is supposed to work – but I can't get it to.</text:p>
        </text:list-item>
      </text:list>
      <text:p text:style-name="P1"/>
      <text:list xml:id="list27544120" text:continue-numbering="true" text:style-name="WW8Num4">
        <text:list-item>
          <text:p text:style-name="P6">Cross Site Request Token by-pass:</text:p>
        </text:list-item>
        <text:list-item>
          <text:p text:style-name="P10">Apparently we'd also need a token for the request to transferFunds to be successful.</text:p>
        </text:list-item>
        <text:list-item>
          <text:p text:style-name="P10">We're supposed to write some code to get that token but I couldn't get this part working.</text:p>
        </text:list-item>
        <text:list-item>
          <text:p text:style-name="P10">What are the types of attack that are happening here when someone tries to make a malicious cross site request?</text:p>
        </text:list-item>
        <text:list-item>
          <text:p text:style-name="P12">Reflected XSS</text:p>
        </text:list-item>
        <text:list-item>
          <text:p text:style-name="P10">How can we protect against this?</text:p>
        </text:list-item>
        <text:list-item>
          <text:p text:style-name="P12">Same as XSS</text:p>
        </text:list-item>
        <text:list-item>
          <text:p text:style-name="P12">HTTP only cookies – so cookies that are not allowed to be used by the client, on by default in .Net.</text:p>
        </text:list-item>
        <text:list-item>
          <text:p text:style-name="P12">Tie the cookie to the IP address, helps but only if attacker is not behind same firewall.</text:p>
          <text:p text:style-name="P10"/>
        </text:list-item>
      </text:list>
      <text:p text:style-name="Standard">How can you protect against it?</text:p>
      <text:list xml:id="list1939559089278870492" text:style-name="WW8Num5">
        <text:list-item>
          <text:p text:style-name="P7">Encode the output HTML so that any data added to a dynamic page is escaped properly.</text:p>
        </text:list-item>
        <text:list-item>
          <text:p text:style-name="P7">Encode any other output – URL, javascript etc.</text:p>
        </text:list-item>
        <text:list-item>
          <text:p text:style-name="P7">Validate data entry on client and server side.</text:p>
        </text:list-item>
        <text:list-item>
          <text:p text:style-name="P7">Microsoft Anti XSS library encodes against more than the default html encoders in .net.</text:p>
        </text:list-item>
        <text:list-item>
          <text:p text:style-name="P7"><text:soft-page-break/>.Net request validation is on by default and throws an exception if suspect data is found.</text:p>
        </text:list-item>
        <text:list-item>
          <text:p text:style-name="P7">HTTP only cookies – cookies are unavailable to client side scrip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21:59:04</meta:creation-date>
    <meta:editing-duration>P2171DT10H23M32S</meta:editing-duration>
    <meta:generator>OpenOffice.org/3.4.1$Win32 OpenOffice.org_project/341m1$Build-9593</meta:generator>
    <dc:date>2013-03-14T07:39:14.23</dc:date>
    <meta:editing-cycles>8</meta:editing-cycles>
    <meta:document-statistic meta:table-count="0" meta:image-count="0" meta:object-count="0" meta:page-count="4" meta:paragraph-count="108" meta:word-count="1361" meta:character-count="7307"/>
  </office:meta>
</office:document-meta>
</file>